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09_14-24-31_000.jpg</text:p>
          </table:table-cell>
          <table:table-cell table:style-name="ce17" office:value-type="string">
            <text:p>:m RES 1*1 / free# JVEMV6 70#_36 / 70. CO2 / w:charge-transfer;intermediate;chemisorption;active-site,topic=~,other=~,think~</text:p>
          </table:table-cell>
          <table:table-cell table:style-name="ce4"/>
          <table:table-cell table:style-name="ce4"/>
          <table:table-cell table:style-name="ce4" office:value-type="string">
            <text:p>N-35-35-28.62854 E-139-34-49.324951</text:p>
          </table:table-cell>
          <table:table-cell table:style-name="ce37" table:formula="of:=IF([.E2]=&quot;&quot;;[.C2];CONCATENATE([.C2];&quot; / &quot;;[.E2]))" office:value-type="string" office:string-value=":m RES 1*1 / free# JVEMV6 70#_36 / 70. CO2 / w:charge-transfer;intermediate;chemisorption;active-site,topic=~,other=~,think~">
            <text:p>:m RES 1*1 / free# JVEMV6 70#_36 / 70. CO2 / w:charge-transfer;intermediate;chemisorption;active-site,topic=~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09_14-42-43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2854 E-139-34-49.105224</text:p>
          </table:table-cell>
          <table:table-cell table:style-name="ce37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4-09_16-39-06_000.jpg</text:p>
          </table:table-cell>
          <table:table-cell table:style-name="ce17" office:value-type="string">
            <text:p>:PHOTO 記録 / @自室 / target=充電：シェーバー / for=~ / occation=開始</text:p>
          </table:table-cell>
          <table:table-cell table:style-name="ce18"/>
          <table:table-cell table:style-name="ce4"/>
          <table:table-cell table:style-name="ce4" office:value-type="string">
            <text:p>N-35-35-28.0 E-139-34-49.0</text:p>
          </table:table-cell>
          <table:table-cell table:style-name="ce37" table:formula="of:=IF([.E4]=&quot;&quot;;[.C4];CONCATENATE([.C4];&quot; / &quot;;[.E4]))" office:value-type="string" office:string-value=":PHOTO 記録 / @自室 / target=充電：シェーバー / for=~ / occation=開始">
            <text:p>:PHOTO 記録 / @自室 / target=充電：シェーバー / for=~ / occation=開始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09_16-58-17_000.jpg</text:p>
          </table:table-cell>
          <table:table-cell table:style-name="ce17" office:value-type="string">
            <text:p>:m RES 1*1 / free# JVEMV6 71#_16 / 71. logic / w:R-successor;concept-names;signature;concept-assertion;knowledge-base,topic=~,other=~,think~</text:p>
          </table:table-cell>
          <table:table-cell table:style-name="ce18"/>
          <table:table-cell table:style-name="ce4"/>
          <table:table-cell table:style-name="ce4" office:value-type="string">
            <text:p>N-35-35-28.683471 E-139-34-49.324951</text:p>
          </table:table-cell>
          <table:table-cell table:style-name="ce37" table:formula="of:=IF([.E5]=&quot;&quot;;[.C5];CONCATENATE([.C5];&quot; / &quot;;[.E5]))" office:value-type="string" office:string-value=":m RES 1*1 / free# JVEMV6 71#_16 / 71. logic / w:R-successor;concept-names;signature;concept-assertion;knowledge-base,topic=~,other=~,think~">
            <text:p>:m RES 1*1 / free# JVEMV6 71#_16 / 71. logic / w:R-successor;concept-names;signature;concept-assertion;knowledge-base,topic=~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09_19-12-24_000.jpg</text:p>
          </table:table-cell>
          <table:table-cell table:style-name="ce18" office:value-type="string">
            <text:p>:m :篠笛,shinobue 1-2*2 / session-memo / s.1:todays-melody,genr=~,for=~,key=D,tempo=75,R=~,i.f.=~ \\\ s.2:prac:prev-1:cake-id=47323 \\\ s.3:prac:scale:cake-id=47323 \\\ s.4:todays-melody,genr=~,for=~,key=G,tempo=80,R=1,i.f.=~ \\\ s.5:prac:oct-jump:cake-id=~, tempo=80 \\\ s.6:ear-copy:write-out:wczesniej-sluchalem, tempo=~ \\\ s.~:R=2,for=mouth-shape</text:p>
          </table:table-cell>
          <table:table-cell table:style-name="ce19"/>
          <table:table-cell table:style-name="ce4"/>
          <table:table-cell table:style-name="ce4" office:value-type="string">
            <text:p>N-35-35-28.62854 E-139-34-49.105224</text:p>
          </table:table-cell>
          <table:table-cell table:style-name="ce37" table:formula="of:=IF([.E6]=&quot;&quot;;[.C6];CONCATENATE([.C6];&quot; / &quot;;[.E6]))" office:value-type="string" office:string-value=":m :篠笛,shinobue 1-2*2 / session-memo / s.1:todays-melody,genr=~,for=~,key=D,tempo=75,R=~,i.f.=~ \\\ s.2:prac:prev-1:cake-id=47323 \\\ s.3:prac:scale:cake-id=47323 \\\ s.4:todays-melody,genr=~,for=~,key=G,tempo=80,R=1,i.f.=~ \\\ s.5:prac:oct-jump:cake-id=~, tempo=80 \\\ s.6:ear-copy:write-out:wczesniej-sluchalem, tempo=~ \\\ s.~:R=2,for=mouth-shape">
            <text:p>:m :篠笛,shinobue 1-2*2 / session-memo / s.1:todays-melody,genr=~,for=~,key=D,tempo=75,R=~,i.f.=~ \\\ s.2:prac:prev-1:cake-id=47323 \\\ s.3:prac:scale:cake-id=47323 \\\ s.4:todays-melody,genr=~,for=~,key=G,tempo=80,R=1,i.f.=~ \\\ s.5:prac:oct-jump:cake-id=~, tempo=80 \\\ s.6:ear-copy:write-out:wczesniej-sluchalem, tempo=~ \\\ s.~:R=2,for=mouth-shape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09_21-03-39_000.jpg</text:p>
          </table:table-cell>
          <table:table-cell table:style-name="ce19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7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10_03-51-21_000.jpg</text:p>
          </table:table-cell>
          <table:table-cell table:style-name="ce18" office:value-type="string">
            <text:p>:m other / log / 寝る前　ウェブ閲覧　記録　（for オナニー） / 了 </text:p>
          </table:table-cell>
          <table:table-cell table:style-name="ce18"/>
          <table:table-cell table:style-name="ce4"/>
          <table:table-cell table:style-name="ce4" office:value-type="string">
            <text:p>N-35-35-28.340148 E-139-34-49.270019</text:p>
          </table:table-cell>
          <table:table-cell table:style-name="ce37" table:formula="of:=IF([.E8]=&quot;&quot;;[.C8];CONCATENATE([.C8];&quot; / &quot;;[.E8]))" office:value-type="string" office:string-value=":m other / log / 寝る前　ウェブ閲覧　記録　（for オナニー） / 了 ">
            <text:p>:m other / log / 寝る前　ウェブ閲覧　記録　（for オナニー） / 了 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4-10_03-51-28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340148 E-139-34-49.270019</text:p>
          </table:table-cell>
          <table:table-cell table:style-name="ce37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4-10_07-53-53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72467 E-139-34-48.995361</text:p>
          </table:table-cell>
          <table:table-cell table:style-name="ce37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4-10_08-12-05_000.jpg</text:p>
          </table:table-cell>
          <table:table-cell table:style-name="ce20" office:value-type="string">
            <text:p>:m :? 1*1 / topic=history / content=「かんながら」と、秀吉の朝鮮侵略：どんな関係があるのか？</text:p>
          </table:table-cell>
          <table:table-cell table:style-name="ce17"/>
          <table:table-cell table:style-name="ce4"/>
          <table:table-cell table:style-name="ce4" office:value-type="string">
            <text:p>N-35-35-28.642272 E-139-34-49.270019</text:p>
          </table:table-cell>
          <table:table-cell table:style-name="ce37" table:formula="of:=IF([.E11]=&quot;&quot;;[.C11];CONCATENATE([.C11];&quot; / &quot;;[.E11]))" office:value-type="string" office:string-value=":m :? 1*1 / topic=history / content=「かんながら」と、秀吉の朝鮮侵略：どんな関係があるのか？">
            <text:p>:m :? 1*1 / topic=history / content=「かんながら」と、秀吉の朝鮮侵略：どんな関係があるのか？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4-10_08-12-17_000.jpg</text:p>
          </table:table-cell>
          <table:table-cell table:style-name="ce20" office:value-type="string">
            <text:p>:m :th / topic=思想 / content=人に、上下なし；ただ、必要有りて、一時、一人の言に、皆従う</text:p>
          </table:table-cell>
          <table:table-cell table:style-name="ce28"/>
          <table:table-cell table:style-name="ce4"/>
          <table:table-cell table:style-name="ce4" office:value-type="string">
            <text:p>N-35-35-28.642272 E-139-34-49.270019</text:p>
          </table:table-cell>
          <table:table-cell table:style-name="ce37" table:formula="of:=IF([.E12]=&quot;&quot;;[.C12];CONCATENATE([.C12];&quot; / &quot;;[.E12]))" office:value-type="string" office:string-value=":m :th / topic=思想 / content=人に、上下なし；ただ、必要有りて、一時、一人の言に、皆従う">
            <text:p>:m :th / topic=思想 / content=人に、上下なし；ただ、必要有りて、一時、一人の言に、皆従う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4" office:value-type="string">
            <text:p>2021-04-10_08-13-53_000.jpg</text:p>
          </table:table-cell>
          <table:table-cell table:style-name="ce8" office:value-type="string">
            <text:p>:m 記録 / お酒：飲んだ量</text:p>
          </table:table-cell>
          <table:table-cell table:style-name="ce28"/>
          <table:table-cell table:style-name="ce4"/>
          <table:table-cell table:style-name="ce4" office:value-type="string">
            <text:p>N-35-35-28.656005 E-139-34-49.434814</text:p>
          </table:table-cell>
          <table:table-cell table:style-name="ce37" table:formula="of:=IF([.E13]=&quot;&quot;;[.C13];CONCATENATE([.C13];&quot; / &quot;;[.E13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09_18-35-37_000.mp4</text:p>
          </table:table-cell>
          <table:table-cell table:style-name="ce8" office:value-type="string">
            <text:p>:VIDEO / @自室 / 記録 / jap.flute / 演奏、play / f-2021-0409-1 / R=1</text:p>
          </table:table-cell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string" office:string-value=":VIDEO / @自室 / 記録 / jap.flute / 演奏、play / f-2021-0409-1 / R=1">
            <text:p>:VIDEO / @自室 / 記録 / jap.flute / 演奏、play / f-2021-0409-1 / R=1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09_18-52-20_000.mp4</text:p>
          </table:table-cell>
          <table:table-cell table:style-name="ce8" office:value-type="string">
            <text:p>:VIDEO / @自室 / 記録 / jap.flute / 演奏、play / f-2021-0409-2 / R=2</text:p>
          </table:table-cell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string" office:string-value=":VIDEO / @自室 / 記録 / jap.flute / 演奏、play / f-2021-0409-2 / R=2">
            <text:p>:VIDEO / @自室 / 記録 / jap.flute / 演奏、play / f-2021-0409-2 / R=2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0">
            <text:p>3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4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4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guitar,gt / 演奏、play / g-2021-04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kb,keyboard / 演奏、play / k-2021-04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clarinet / 演奏、play / c-2021-04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jap.flute / 演奏、play / f-2021-04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jap.flute-bamboo / 演奏、play / b-2021-04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recorder,rc / 演奏、play / r-2021-04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sax / 演奏、play / s-2021-04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koto / 演奏、play / q-2021-04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体操 / hip-hopダンス、ヒップホップ / h-2021-040X-X / id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体操 / ダンス、dance-original / d-2021-040X-X / id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percussion / 演奏、play / p-2021-04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guitar,gt / g-2021-04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kb,keyboard / 演奏、play / k-2021-04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clarinet / 演奏、play / c-2021-04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jap.flute / 演奏、play / f-2021-04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@自室 / 記録 / recorder / 演奏、play / r-2021-04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宅 / メモ / harp / 演奏 / h-2021-04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in-mid / app=perfect-piano / 演奏、play / id-2021-040X-X / category=melody,inst=~,for=~,genre=~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knoten / 実演,perform / n-2021-040X-X / 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VIDEO / @自室 / 記録 / massage,acupuncture / 実演,perform / n-2021-040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4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4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4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8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4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0">2021/04/10</text:date>, <text:time>09:13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10T09:13:22.12</dc:date>
    <dc:creator>iwabuchi ken</dc:creator>
    <meta:editing-duration>P32DT13H30M36S</meta:editing-duration>
    <meta:editing-cycles>12104</meta:editing-cycles>
    <meta:document-statistic meta:table-count="1" meta:cell-count="359" meta:object-count="0"/>
  </office:meta>
</office:document-meta>
</file>